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ffb3c" officeooo:paragraph-rsid="001ffb3c"/>
    </style:style>
    <style:style style:name="P5" style:family="paragraph" style:parent-style-name="Standard">
      <style:paragraph-properties fo:text-align="start" style:justify-single-word="false"/>
      <style:text-properties fo:font-size="18pt" officeooo:rsid="001ffb3c" officeooo:paragraph-rsid="001ffb3c" style:font-size-asian="18pt" style:font-size-complex="18pt"/>
    </style:style>
    <style:style style:name="P6" style:family="paragraph" style:parent-style-name="Text_20_body">
      <style:text-properties officeooo:rsid="001ffb3c" officeooo:paragraph-rsid="001ffb3c"/>
    </style:style>
    <style:style style:name="P7" style:family="paragraph" style:parent-style-name="Text_20_body">
      <style:text-properties officeooo:rsid="002202a3" officeooo:paragraph-rsid="002202a3"/>
    </style:style>
    <style:style style:name="P8" style:family="paragraph" style:parent-style-name="Text_20_body">
      <style:text-properties officeooo:rsid="0023b771" officeooo:paragraph-rsid="0023b771"/>
    </style:style>
    <style:style style:name="P9" style:family="paragraph" style:parent-style-name="Text_20_body">
      <style:text-properties officeooo:rsid="00259503" officeooo:paragraph-rsid="00259503"/>
    </style:style>
    <style:style style:name="P10" style:family="paragraph" style:parent-style-name="Text_20_body">
      <style:text-properties officeooo:rsid="00259503" officeooo:paragraph-rsid="00278b2d"/>
    </style:style>
    <style:style style:name="T1" style:family="text">
      <style:text-properties officeooo:rsid="002199aa"/>
    </style:style>
    <style:style style:name="T2" style:family="text">
      <style:text-properties officeooo:rsid="002202a3"/>
    </style:style>
    <style:style style:name="T3" style:family="text">
      <style:text-properties officeooo:rsid="00238be3"/>
    </style:style>
    <style:style style:name="T4" style:family="text">
      <style:text-properties officeooo:rsid="0026954c"/>
    </style:style>
    <style:style style:name="T5" style:family="text">
      <style:text-properties officeooo:rsid="00278b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SIMPLEFIT</text:h>
      <text:p text:style-name="P4"/>
      <text:h text:style-name="P2" text:outline-level="3">MARCOS VERDÚ SÁNCHEZ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SIMPLEFIT</text:h>
      <text:p text:style-name="Text_20_body"/>
      <text:p text:style-name="P6">Nuestra Aplicación SimpleFit ofrece un servicio destinado a usuarios que buscan iniciarse en el gimnasio, o por otra parte, no tienen tiempo para planificar una rutina. <text:span text:style-name="T2">C</text:span>on nuestra aplicación, el usuario podrá descubrir nuevas rutinas de entrenamiento que puedan adaptarse a sus necesidades, para ello, el usuario podrá visualizar los distintos ejercicios por día, así como una breve descripción de cada rutina para que el proceso de selección resulte mas sencillo <text:span text:style-name="T2">y rápido</text:span>.</text:p>
      <text:p text:style-name="P6">Para mayor comodidad, el usuario podrá <text:span text:style-name="T1">ver detalladamente que ejercicios debe realizar ese día, a su vez, se mostrarán una serie de consejos y enseñanzas para que el usuario adquiera conocimientos sobre el entrenamiento y la salud. </text:span></text:p>
      <text:p text:style-name="P7">Entendemos que los usuarios interesados en nuestra aplicación, quieren tener una salud y estabilidad física y mental, por lo que hemos dedicado un apartado para que el usuario aporte algunos de sus datos fisiológicos de los cuales podrá llevar un seguimiento, revisando y actualizando los mismos en caso de cambio, de esta manera, podrá verificar si la rutina que tiene en progreso ha <text:span text:style-name="T3">supuesto</text:span> algún cambio esperado en su físico.</text:p>
      <text:p text:style-name="P8">Todos los ejercicios de cada rutina están documentados con una breve explicación y una imagen para que el usuario entienda de que tipo de ejercicio se trata, conociendo el músculo a ejercitar y la biomecánica del ejercicio.</text:p>
      <text:p text:style-name="P9">En la búsqueda de rutinas, proporcionamos un filtro para que el usuario pueda ordenar por la dificultad de la rutina o cuantos días de entrenamiento desea realizar, ya que todas las rutinas son semanales, es decir, que se aplican de lunes a domingo para facilitar la organización del usuario.</text:p>
      <text:p text:style-name="P10">El proceso de selección de ejercicios y de rutinas ha <text:span text:style-name="T4">sido</text:span> estudiado de forma detallada para que <text:span text:style-name="T4">el usuario sea capaz de aplicar cualquiera de ellas sin ningún impedimento. </text:span></text:p>
      <text:p text:style-name="P10"><text:span text:style-name="T5">La idea de la aplicación es añadir nuevas rutinas y funcionalidades para ampliar el rango de usuarios y abarcar más ámbitos deportivos, lo que garantizaría un gran numero de posibilidades.</text:span>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15T00:10:42.522000000</dc:date>
    <meta:editing-duration>PT14M14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10" meta:word-count="330" meta:character-count="2049" meta:non-whitespace-character-count="1727"/>
  </office:meta>
</office:document-meta>
</file>